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monospace"/>
    <style:font-face style:name="DejaVu Sans Mono" svg:font-family="'DejaVu Sans Mono'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 Helal" svg:font-family="'B Helal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end" style:justify-single-word="false" fo:text-indent="0in" style:auto-text-indent="false"/>
      <style:text-properties officeooo:paragraph-rsid="00174580"/>
    </style:style>
    <style:style style:name="P2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0174580"/>
    </style:style>
    <style:style style:name="P3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size="16pt" officeooo:paragraph-rsid="00174580" style:font-size-asian="16pt" style:font-size-complex="16pt"/>
    </style:style>
    <style:style style:name="P4" style:family="paragraph" style:parent-style-name="Text_20_body">
      <style:paragraph-properties fo:margin-left="0in" fo:margin-right="0in" fo:text-align="end" style:justify-single-word="false" fo:text-indent="0in" style:auto-text-indent="false"/>
      <style:text-properties fo:font-size="16pt" officeooo:rsid="001760cd" officeooo:paragraph-rsid="001760cd" style:font-size-asian="16pt" style:font-size-complex="16pt"/>
    </style:style>
    <style:style style:name="P5" style:family="paragraph" style:parent-style-name="Text_20_body">
      <style:paragraph-properties fo:margin-left="0in" fo:margin-right="0in" fo:text-align="end" style:justify-single-word="false" fo:text-indent="0in" style:auto-text-indent="false"/>
      <style:text-properties fo:font-size="16pt" officeooo:rsid="00174580" officeooo:paragraph-rsid="00174580" style:font-size-asian="16pt" style:font-size-complex="16pt"/>
    </style:style>
    <style:style style:name="P6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color="#000000" style:font-name="DejaVu Sans Mono" fo:font-size="11.3000001907349pt" officeooo:paragraph-rsid="00174580"/>
    </style:style>
    <style:style style:name="P7" style:family="paragraph" style:parent-style-name="Preformatted_20_Text">
      <style:paragraph-properties fo:margin-left="0in" fo:margin-right="0in" fo:text-align="end" style:justify-single-word="false" fo:text-indent="0in" style:auto-text-indent="false"/>
      <style:text-properties fo:color="#000000" style:font-name="DejaVu Sans Mono" fo:font-size="11.3000001907349pt" officeooo:rsid="001760cd" officeooo:paragraph-rsid="001760cd" style:font-size-asian="16pt" style:font-size-complex="16pt"/>
    </style:style>
    <style:style style:name="P8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color="#000000" style:font-name="DejaVu Sans Mono" fo:font-size="11.3000001907349pt" officeooo:rsid="001a2307" officeooo:paragraph-rsid="001a2307" style:font-size-asian="16pt" style:font-size-complex="16pt"/>
    </style:style>
    <style:style style:name="P9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color="#000000" style:font-name="DejaVu Sans Mono" fo:font-size="16pt" officeooo:rsid="00174580" officeooo:paragraph-rsid="00174580" style:font-size-asian="16pt" style:font-size-complex="16pt"/>
    </style:style>
    <style:style style:name="P10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color="#000000" style:font-name="DejaVu Sans Mono" fo:font-size="16pt" officeooo:rsid="00174580" officeooo:paragraph-rsid="001760cd" style:font-size-asian="16pt" style:font-size-complex="16pt"/>
    </style:style>
    <style:style style:name="P11" style:family="paragraph" style:parent-style-name="Preformatted_20_Text">
      <style:paragraph-properties fo:margin-left="0in" fo:margin-right="0in" fo:text-align="end" style:justify-single-word="false" fo:text-indent="0in" style:auto-text-indent="false"/>
      <style:text-properties fo:color="#000000" style:font-name="DejaVu Sans Mono" fo:font-size="16pt" officeooo:rsid="001760cd" officeooo:paragraph-rsid="001760cd" style:font-size-asian="16pt" style:font-size-complex="16pt"/>
    </style:style>
    <style:style style:name="P12" style:family="paragraph" style:parent-style-name="Preformatted_20_Text">
      <style:paragraph-properties fo:margin-left="0in" fo:margin-right="0in" fo:text-align="end" style:justify-single-word="false" fo:text-indent="0in" style:auto-text-indent="false"/>
      <style:text-properties fo:color="#000000" style:font-name="DejaVu Sans Mono" fo:font-size="16pt" officeooo:rsid="00185173" officeooo:paragraph-rsid="00185173" style:font-size-asian="16pt" style:font-size-complex="16pt"/>
    </style:style>
    <style:style style:name="P13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color="#000000" style:font-name="DejaVu Sans Mono" fo:font-size="16pt" officeooo:rsid="00185173" officeooo:paragraph-rsid="00185173" style:font-size-asian="16pt" style:font-size-complex="16pt"/>
    </style:style>
    <style:style style:name="P14" style:family="paragraph" style:parent-style-name="Preformatted_20_Text">
      <style:paragraph-properties fo:margin-left="0in" fo:margin-right="0in" fo:text-align="end" style:justify-single-word="false" fo:text-indent="0in" style:auto-text-indent="false"/>
      <style:text-properties fo:color="#000000" style:font-name="B Helal" fo:font-size="16pt" officeooo:rsid="001a2307" officeooo:paragraph-rsid="001a2307" style:font-size-asian="16pt" style:font-size-complex="16pt"/>
    </style:style>
    <style:style style:name="P15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color="#000000" style:font-name="B Helal" fo:font-size="16pt" officeooo:rsid="001a2307" officeooo:paragraph-rsid="001a2307" style:font-size-asian="16pt" style:font-size-complex="16pt"/>
    </style:style>
    <style:style style:name="P16" style:family="paragraph" style:parent-style-name="Preformatted_20_Text">
      <style:paragraph-properties fo:margin-left="0in" fo:margin-right="0in" fo:text-align="end" style:justify-single-word="false" fo:text-indent="0in" style:auto-text-indent="false" style:writing-mode="rl-tb"/>
      <style:text-properties fo:color="#000000" style:font-name="B Helal" fo:font-size="16pt" officeooo:rsid="001a2307" officeooo:paragraph-rsid="001a2307" style:font-size-asian="16pt" style:font-size-complex="16pt"/>
    </style:style>
    <style:style style:name="P17" style:family="paragraph" style:parent-style-name="Preformatted_20_Text">
      <style:paragraph-properties fo:margin-left="0in" fo:margin-right="0in" fo:text-align="end" style:justify-single-word="false" fo:text-indent="0in" style:auto-text-indent="false" style:writing-mode="rl-tb"/>
      <style:text-properties fo:color="#000000" style:font-name="B Helal" fo:font-size="16pt" officeooo:rsid="001c8656" officeooo:paragraph-rsid="001c8656" style:font-size-asian="16pt" style:font-size-complex="16pt"/>
    </style:style>
    <style:style style:name="P18" style:family="paragraph" style:parent-style-name="Preformatted_20_Text">
      <style:paragraph-properties fo:margin-left="0in" fo:margin-right="0in" fo:text-align="end" style:justify-single-word="false" fo:text-indent="0in" style:auto-text-indent="false" style:writing-mode="rl-tb"/>
      <style:text-properties fo:color="#000000" style:font-name="B Helal" fo:font-size="16pt" officeooo:rsid="001e1564" officeooo:paragraph-rsid="001c8656" style:font-size-asian="16pt" style:font-size-complex="16pt"/>
    </style:style>
    <style:style style:name="P19" style:family="paragraph" style:parent-style-name="Standard">
      <style:text-properties fo:font-size="16pt" officeooo:rsid="00162aa8" officeooo:paragraph-rsid="00162aa8" style:font-size-asian="14pt" style:font-size-complex="16pt"/>
    </style:style>
    <style:style style:name="P20" style:family="paragraph" style:parent-style-name="Standard">
      <style:paragraph-properties fo:text-align="end" style:justify-single-word="false"/>
      <style:text-properties fo:font-size="16pt" officeooo:rsid="00162aa8" officeooo:paragraph-rsid="00162aa8" style:font-size-asian="14pt" style:font-size-complex="16pt"/>
    </style:style>
    <style:style style:name="P21" style:family="paragraph" style:parent-style-name="Standard">
      <style:paragraph-properties fo:text-align="end" style:justify-single-word="false"/>
      <style:text-properties fo:font-size="16pt" officeooo:rsid="00162aa8" officeooo:paragraph-rsid="00174580" style:font-size-asian="14pt" style:font-size-complex="16pt"/>
    </style:style>
    <style:style style:name="P22" style:family="paragraph" style:parent-style-name="Standard">
      <style:paragraph-properties fo:text-align="end" style:justify-single-word="false"/>
      <style:text-properties fo:font-size="16pt" officeooo:rsid="00174580" officeooo:paragraph-rsid="00174580" style:font-size-asian="14pt" style:font-size-complex="16pt"/>
    </style:style>
    <style:style style:name="P23" style:family="paragraph" style:parent-style-name="Standard">
      <style:paragraph-properties fo:text-align="end" style:justify-single-word="false"/>
      <style:text-properties fo:font-variant="normal" fo:text-transform="none" fo:color="#4d4d4d" style:font-name="Courier New" fo:font-size="16pt" fo:letter-spacing="normal" fo:font-style="normal" fo:font-weight="normal" officeooo:rsid="00162aa8" officeooo:paragraph-rsid="00174580" style:font-size-asian="14pt" style:font-size-complex="16pt" loext:padding="0in" loext:border="none"/>
    </style:style>
    <style:style style:name="P24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inherit" fo:font-size="12pt" fo:letter-spacing="normal" fo:font-style="normal" fo:font-weight="normal" officeooo:rsid="00162aa8" officeooo:paragraph-rsid="00174580" fo:background-color="#f0f0f0" style:font-size-asian="14pt" style:font-size-complex="16pt" loext:padding="0in" loext:border="none"/>
    </style:style>
    <style:style style:name="P25" style:family="paragraph" style:parent-style-name="Preformatted_20_Text">
      <style:paragraph-properties fo:margin-left="0in" fo:margin-right="0in" fo:text-align="end" style:justify-single-word="false" fo:text-indent="0in" style:auto-text-indent="false" style:writing-mode="rl-tb"/>
      <style:text-properties fo:color="#000000" style:font-name="B Helal" fo:font-size="16pt" officeooo:rsid="001e1564" officeooo:paragraph-rsid="001e1564" style:font-size-asian="16pt" style:font-size-complex="16pt"/>
    </style:style>
    <style:style style:name="P26" style:family="paragraph" style:parent-style-name="Preformatted_20_Text">
      <style:paragraph-properties fo:margin-left="0in" fo:margin-right="0in" fo:text-align="end" style:justify-single-word="false" fo:text-indent="0in" style:auto-text-indent="false" style:writing-mode="rl-tb"/>
      <style:text-properties fo:color="#000000" style:font-name="B Helal" fo:font-size="16pt" officeooo:rsid="001e1564" officeooo:paragraph-rsid="00214b52" style:font-size-asian="16pt" style:font-size-complex="16pt"/>
    </style:style>
    <style:style style:name="T1" style:family="text">
      <style:text-properties officeooo:rsid="00174580"/>
    </style:style>
    <style:style style:name="T2" style:family="text">
      <style:text-properties fo:font-variant="normal" fo:text-transform="none" fo:color="#4d4d4d" style:font-name="Courier New" fo:font-size="12pt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222222" style:font-name="inherit" fo:font-size="12pt" fo:letter-spacing="normal" fo:font-style="normal" fo:font-weight="bold" loext:padding="0in" loext:border="none"/>
    </style:style>
    <style:style style:name="T4" style:family="text">
      <style:text-properties fo:font-variant="normal" fo:text-transform="none" fo:color="#000000" style:font-name="Courier New" fo:letter-spacing="normal" fo:font-style="normal" fo:font-weight="normal" officeooo:rsid="00174580" loext:padding="0in" loext:border="none"/>
    </style:style>
    <style:style style:name="T5" style:family="text">
      <style:text-properties fo:color="#222222" fo:font-weight="bold"/>
    </style:style>
    <style:style style:name="T6" style:family="text">
      <style:text-properties fo:font-size="16pt"/>
    </style:style>
    <style:style style:name="T7" style:family="text">
      <style:text-properties fo:font-size="16pt" officeooo:rsid="00174580" style:font-size-asian="16pt" style:font-size-complex="16pt"/>
    </style:style>
    <style:style style:name="T8" style:family="text">
      <style:text-properties fo:font-size="16pt" officeooo:rsid="00174580"/>
    </style:style>
    <style:style style:name="T9" style:family="text">
      <style:text-properties fo:color="#000000" style:font-name="DejaVu Sans Mono"/>
    </style:style>
    <style:style style:name="T10" style:family="text">
      <style:text-properties fo:color="#000000" style:font-name="DejaVu Sans Mono" fo:background-color="#ffe4ff" loext:char-shading-value="0"/>
    </style:style>
    <style:style style:name="T11" style:family="text">
      <style:text-properties fo:color="#000000" style:font-name="DejaVu Sans Mono" fo:font-style="italic"/>
    </style:style>
    <style:style style:name="T12" style:family="text">
      <style:text-properties fo:color="#000080" fo:font-size="16pt" fo:font-weight="bold" officeooo:rsid="00174580" style:font-size-asian="16pt" style:font-size-complex="16pt"/>
    </style:style>
    <style:style style:name="T13" style:family="text">
      <style:text-properties fo:color="#000080" style:font-name="DejaVu Sans Mono" fo:font-weight="bold"/>
    </style:style>
    <style:style style:name="T14" style:family="text">
      <style:text-properties fo:color="#000080" fo:font-weight="bold"/>
    </style:style>
    <style:style style:name="T15" style:family="text">
      <style:text-properties fo:color="#008000" fo:font-size="16pt" fo:font-weight="bold" officeooo:rsid="00174580" style:font-size-asian="16pt" style:font-size-complex="16pt"/>
    </style:style>
    <style:style style:name="T16" style:family="text">
      <style:text-properties fo:color="#008000" fo:font-weight="bold"/>
    </style:style>
    <style:style style:name="T17" style:family="text">
      <style:text-properties fo:color="#458383"/>
    </style:style>
    <style:style style:name="T18" style:family="text">
      <style:text-properties fo:color="#458383" style:font-name="DejaVu Sans Mono"/>
    </style:style>
    <style:style style:name="T19" style:family="text">
      <style:text-properties style:font-name="FreeSerif" style:font-name-complex="FreeSerif"/>
    </style:style>
    <style:style style:name="T20" style:family="text">
      <style:text-properties fo:background-color="#e4e4ff" loext:char-shading-value="0"/>
    </style:style>
    <style:style style:name="T21" style:family="text">
      <style:text-properties fo:color="#7a7a43"/>
    </style:style>
    <style:style style:name="T22" style:family="text">
      <style:text-properties officeooo:rsid="001b6160"/>
    </style:style>
    <style:style style:name="T23" style:family="text">
      <style:text-properties officeooo:rsid="001c8656"/>
    </style:style>
    <style:style style:name="T24" style:family="text">
      <style:text-properties officeooo:rsid="00214b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ارسال درخواست ایجکس باید در ریداکس صورت پذیرد <text:s/>و نه در <text:s/>ری اکت.</text:p>
      <text:p text:style-name="P19"/>
      <text:p text:style-name="P19"/>
      <text:p text:style-name="P22">برای اینکه بتوانیم در ریداکس ایجکس بفرستیم نیاز است تا یک </text:p>
      <text:p text:style-name="P22">middleware</text:p>
      <text:p text:style-name="P22">نصب کنیم نام این میدلوار </text:p>
      <text:p text:style-name="P21"><text:span text:style-name="T2">redux</text:span><text:span text:style-name="T3">-</text:span><text:span text:style-name="T2">promise</text:span></text:p>
      <text:p text:style-name="P23"/>
      <text:p text:style-name="P21"><text:span text:style-name="T4"><text:s/>است</text:span> <text:s/><text:span text:style-name="T1">و با دستور زیر نصب می شود</text:span></text:p>
      <text:p text:style-name="P24">npm install <text:span text:style-name="T5">--</text:span>save redux<text:span text:style-name="T5">-</text:span>promise</text:p>
      <text:p text:style-name="P1"><text:bookmark text:name="user-content-usage"/><text:line-break/><text:span text:style-name="T7"> انگاه باید این خطوط را در صفحه ای که در وب پک به عنوان </text:span></text:p>
      <text:p text:style-name="P5">entry</text:p>
      <text:p text:style-name="P5">مشخص کرده ایم قرار دهیم:<text:line-break/></text:p>
      <text:p text:style-name="P6"><text:span text:style-name="T12">import </text:span><text:span text:style-name="T7">ReduxPromise </text:span><text:span text:style-name="T12">from </text:span><text:span text:style-name="T15">'redux-promise'</text:span><text:span text:style-name="T7">;</text:span></text:p>
      <text:p text:style-name="P9"/>
      <text:p text:style-name="P3"><text:span text:style-name="T1"><text:s/></text:span><text:span text:style-name="T13">const </text:span><text:span text:style-name="T10">createStoreWithMiddleware</text:span><text:span text:style-name="T9"> = </text:span><text:span text:style-name="T11">applyMiddleware</text:span><text:span text:style-name="T9">(ReduxPromise)(</text:span><text:span text:style-name="T18">createStore</text:span><text:span text:style-name="T9">);</text:span></text:p>
      <text:p text:style-name="P2"/>
      <text:p text:style-name="P2"/>
      <text:p text:style-name="P2"/>
      <text:p text:style-name="P4">که فعلا خیلی نمی دانم این خطوط قرار است چگونه کار کنند یا اینکه غیر از این ها کار های بیشتری هم لازم با </text:p>
      <text:p text:style-name="P10">ReduxPromise</text:p>
      <text:p text:style-name="P7"><text:span text:style-name="T8">ا</text:span><text:span text:style-name="T6">نجام دهیم یا نه.</text:span></text:p>
      <text:p text:style-name="P11"/>
      <text:p text:style-name="P11"/>
      <text:p text:style-name="P12"><text:span text:style-name="T19">برای ارسال درخواست ایجکس در ریداکس از اکسیوس استفاده می کنیم که با دستور زیر نصب می شود:</text:span><text:line-break/></text:p>
      <text:p text:style-name="P13">npm install --save axios</text:p>
      <text:p text:style-name="P13"/>
      <text:p text:style-name="P14">پس از ان در جاییکه قصد داریم باید اکسیوس را ایمپورت کنیم</text:p>
      <text:p text:style-name="P14"/>
      <text:p text:style-name="P8"><text:soft-page-break/><text:span text:style-name="T14">import </text:span><text:span text:style-name="T20">axios</text:span> <text:span text:style-name="T14">from </text:span><text:span text:style-name="T16">'axios'</text:span>;</text:p>
      <text:p text:style-name="P15"/>
      <text:p text:style-name="P14">و انگاه می توان به این ترتیب از وی استفاده کرد</text:p>
      <text:p text:style-name="P14"/>
      <text:p text:style-name="P8"><text:span text:style-name="T14">const </text:span><text:span text:style-name="T17">request </text:span>= axios.<text:span text:style-name="T21">get</text:span>(<text:span text:style-name="T17">url</text:span>);</text:p>
      <text:p text:style-name="P15"/>
      <text:p text:style-name="P16">اکسیوس یک promise را برمی گرداند و باید بتوانیم روی ان then و catch بنویسیم با این حال استیون این گونه از ان استفاده کرد و request را به عنوان <text:span text:style-name="T23">payload</text:span> در برای ان اکشن فرستاد . <text:span text:style-name="T22">استیون از اکسیوس در ساخت اپ هواشناسی استفاده می کند و در جلسه ی ۵۴ به ان می پردازد.</text:span></text:p>
      <text:p text:style-name="P16"/>
      <text:p text:style-name="P16"/>
      <text:p text:style-name="P17">استیون promise را در payload <text:s/>می گذارد و این <text:s/>promise وقتی به reducer می رسد چون از میدلوار redux-promise عبور کرده تبدیل به داده می شود . </text:p>
      <text:p text:style-name="P18"/>
      <text:p text:style-name="P18"/>
      <text:p text:style-name="P18"/>
      <text:p text:style-name="P25"/>
      <text:p text:style-name="P25"/>
      <text:p text:style-name="P26">-<text:span text:style-name="T24">ظاهرا لینک زیر حسابی از خجالت axios درامده:<text:line-break/><text:line-break/></text:span><text:a xlink:type="simple" xlink:href="http://codeheaven.io/how-to-use-axios-as-your-http-client/" text:style-name="Internet_20_link" text:visited-style-name="Visited_20_Internet_20_Link"><text:span text:style-name="T24">http://codeheaven.io/how-to-use-axios-as-your-http-client/</text:span></text:a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monospace"/>
    <style:font-face style:name="DejaVu Sans Mono" svg:font-family="'DejaVu Sans Mono'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 Helal" svg:font-family="'B Helal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8:41:06.194441150</meta:creation-date>
    <meta:generator>LibreOffice/5.1.6.2$Linux_X86_64 LibreOffice_project/10m0$Build-2</meta:generator>
    <dc:date>2017-10-29T14:22:53.481767880</dc:date>
    <meta:editing-duration>PT3H23M8S</meta:editing-duration>
    <meta:editing-cycles>8</meta:editing-cycles>
    <meta:document-statistic meta:table-count="0" meta:image-count="0" meta:object-count="0" meta:page-count="2" meta:paragraph-count="24" meta:word-count="247" meta:character-count="1345" meta:non-whitespace-character-count="1107"/>
  </office:meta>
</office:document-meta>
</file>